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33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9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1" draw:layer="layout" svg:width="6.6cm" svg:height="1.6cm" svg:x="2.2cm" svg:y="7cm">
          <text:p text:style-name="P1">Class Member</text:p>
        </draw:rect>
        <draw:rect draw:style-name="gr1" draw:text-style-name="P1" draw:layer="layout" svg:width="6.6cm" svg:height="3.2cm" svg:x="2.2cm" svg:y="8.6cm">
          <text:p text:style-name="P1">Name</text:p>
          <text:p text:style-name="P1">Color</text:p>
          <text:p text:style-name="P1">sum</text:p>
        </draw:rect>
        <draw:rect draw:style-name="gr1" draw:text-style-name="P1" draw:layer="layout" svg:width="6.6cm" svg:height="1.6cm" svg:x="13.2cm" svg:y="2cm">
          <text:p text:style-name="P1">Class Konto</text:p>
        </draw:rect>
        <draw:rect draw:style-name="gr1" draw:text-style-name="P1" draw:layer="layout" svg:width="6.6cm" svg:height="5cm" svg:x="13.2cm" svg:y="3.6cm">
          <text:p text:style-name="P1">Nr (name)</text:p>
          <text:p text:style-name="P1">date</text:p>
          <text:p text:style-name="P1">Sum</text:p>
          <text:p text:style-name="P1">Cashflow</text:p>
          <text:p text:style-name="P1">Comment1</text:p>
          <text:p text:style-name="P1">Comment2</text:p>
        </draw:rect>
        <draw:rect draw:style-name="gr1" draw:text-style-name="P1" draw:layer="layout" svg:width="6.6cm" svg:height="1.6cm" svg:x="13.4cm" svg:y="10.8cm">
          <text:p text:style-name="P1">Class person/einkauf</text:p>
        </draw:rect>
        <draw:rect draw:style-name="gr1" draw:text-style-name="P1" draw:layer="layout" svg:width="6.6cm" svg:height="5cm" svg:x="13.4cm" svg:y="12.4cm">
          <text:p text:style-name="P1">Name/artikel</text:p>
          <text:p text:style-name="P1">date</text:p>
          <text:p text:style-name="P1">amount</text:p>
          <text:p text:style-name="P1">price</text:p>
          <text:p text:style-name="P1">done</text:p>
        </draw:rect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rect draw:style-name="gr1" draw:text-style-name="P1" draw:layer="layout" svg:width="4.4cm" svg:height="1.6cm" svg:x="1.6cm" svg:y="3.8cm">
          <text:p text:style-name="P1">Frischware</text:p>
        </draw:rect>
        <draw:rect draw:style-name="gr1" draw:text-style-name="P1" draw:layer="layout" svg:width="4.4cm" svg:height="1.6cm" svg:x="6.6cm" svg:y="3.8cm">
          <text:p text:style-name="P1">Obst</text:p>
        </draw:rect>
        <draw:rect draw:style-name="gr1" draw:text-style-name="P1" draw:layer="layout" svg:width="4.4cm" svg:height="1.6cm" svg:x="11.6cm" svg:y="3.8cm">
          <text:p text:style-name="P1">Gemüse</text:p>
        </draw:rect>
        <draw:rect draw:style-name="gr1" draw:text-style-name="P1" draw:layer="layout" svg:width="4.4cm" svg:height="1.6cm" svg:x="16.4cm" svg:y="3.8cm">
          <text:p text:style-name="P1">Getränke</text:p>
        </draw:rect>
        <draw:rect draw:style-name="gr1" draw:text-style-name="P1" draw:layer="layout" svg:width="4.4cm" svg:height="1.6cm" svg:x="21.2cm" svg:y="3.8cm">
          <text:p text:style-name="P1">Tiefkühl</text:p>
        </draw:rect>
        <draw:rect draw:style-name="gr1" draw:text-style-name="P1" draw:layer="layout" svg:width="12.4cm" svg:height="1.6cm" svg:x="1.6cm" svg:y="7cm">
          <text:p text:style-name="P1">Artikel</text:p>
        </draw:rect>
        <draw:rect draw:style-name="gr1" draw:text-style-name="P1" draw:layer="layout" svg:width="4.4cm" svg:height="1.6cm" svg:x="14.6cm" svg:y="7cm">
          <text:p text:style-name="P1">Menge</text:p>
        </draw:rect>
        <draw:rect draw:style-name="gr1" draw:text-style-name="P1" draw:layer="layout" svg:width="4.4cm" svg:height="1.6cm" svg:x="19.6cm" svg:y="7cm">
          <text:p text:style-name="P1">Preis</text:p>
        </draw:rect>
        <draw:rect draw:style-name="gr3" draw:text-style-name="P1" draw:layer="layout" svg:width="24.2cm" svg:height="1.6cm" svg:x="1.6cm" svg:y="0.4cm">
          <text:p text:style-name="P1">GUI für Einkauf</text:p>
        </draw:rect>
        <draw:rect draw:style-name="gr1" draw:text-style-name="P1" draw:layer="layout" svg:width="12.4cm" svg:height="1.6cm" svg:x="1.4cm" svg:y="15.3cm">
          <text:p text:style-name="P1">[kg] Bananen</text:p>
        </draw:rect>
        <draw:rect draw:style-name="gr1" draw:text-style-name="P1" draw:layer="layout" svg:width="4.4cm" svg:height="1.6cm" svg:x="14.4cm" svg:y="15.3cm">
          <text:p text:style-name="P1">Benutzereingabe</text:p>
        </draw:rect>
        <draw:rect draw:style-name="gr1" draw:text-style-name="P1" draw:layer="layout" svg:width="4.4cm" svg:height="1.6cm" svg:x="19.4cm" svg:y="15.3cm">
          <text:p text:style-name="P1">Aus DB</text:p>
        </draw:rect>
        <draw:rect draw:style-name="gr3" draw:text-style-name="P1" draw:layer="layout" svg:width="24.2cm" svg:height="1.6cm" svg:x="1.4cm" svg:y="13.3cm">
          <text:p text:style-name="P1">Beispiele</text:p>
        </draw:rect>
        <draw:rect draw:style-name="gr1" draw:text-style-name="P1" draw:layer="layout" svg:width="12.4cm" svg:height="1.6cm" svg:x="1.4cm" svg:y="17.2cm">
          <text:p text:style-name="P1">[Stk] Feta</text:p>
        </draw:rect>
        <draw:rect draw:style-name="gr1" draw:text-style-name="P1" draw:layer="layout" svg:width="4.4cm" svg:height="1.6cm" svg:x="14.4cm" svg:y="17.2cm">
          <text:p text:style-name="P1">Benutzereingabe</text:p>
        </draw:rect>
        <draw:rect draw:style-name="gr1" draw:text-style-name="P1" draw:layer="layout" svg:width="4.4cm" svg:height="1.6cm" svg:x="19.4cm" svg:y="17.2cm">
          <text:p text:style-name="P1">Aus DB</text:p>
        </draw:rect>
        <draw:frame draw:style-name="gr4" draw:layer="layout" svg:width="14.159cm" svg:height="1.675cm" svg:x="11.041cm" svg:y="2.6cm">
          <draw:text-box>
            <text:p>Auswahllisten (gefüllt aus der DB)</text:p>
            <text:p/>
          </draw:text-box>
        </draw:frame>
        <draw:frame draw:style-name="gr5" draw:layer="layout" svg:width="24cm" svg:height="3.099cm" svg:x="1.6cm" svg:y="9.4cm">
          <draw:text-box>
            <text:p>Wird aus einer der Kategorie-Auswahllisten ein Artikel angewählt, wird der Name des Artikels und seine Art (stk, kg) sowie der Preis in die Eingabefelder kopiert.</text:p>
          </draw:text-box>
        </draw:frame>
        <draw:frame draw:style-name="gr4" draw:layer="layout" svg:width="14.159cm" svg:height="1.675cm" svg:x="11cm" svg:y="5.925cm">
          <draw:text-box>
            <text:p>Eingabefelder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rect draw:style-name="gr1" draw:text-style-name="P1" draw:layer="layout" svg:width="13.8cm" svg:height="3.8cm" svg:x="8cm" svg:y="15.6cm">
          <text:p text:style-name="P1">Beide Listen verbinden und <text:span text:style-name="T1">händisch entscheiden,</text:span></text:p>
          <text:p text:style-name="P1">was ist noch da und was ist abgekauft</text:p>
        </draw:rect>
        <draw:rect draw:style-name="gr1" draw:text-style-name="P1" draw:layer="layout" svg:width="7.6cm" svg:height="2.6cm" svg:x="7.8cm" svg:y="5cm">
          <text:p text:style-name="P1">Festlegung Sortimentart</text:p>
        </draw:rect>
        <draw:rect draw:style-name="gr1" draw:text-style-name="P1" draw:layer="layout" svg:width="11.2cm" svg:height="2.6cm" svg:x="7.2cm" svg:y="8.6cm">
          <text:p text:style-name="P1">Festlegung des Artikelnamens</text:p>
        </draw:rect>
        <draw:ellipse draw:style-name="gr1" draw:text-style-name="P1" draw:layer="layout" svg:width="4.2cm" svg:height="2.6cm" svg:x="9.6cm" svg:y="0.8cm">
          <text:p text:style-name="P1">PDF (von Ökoring)</text:p>
        </draw:ellipse>
        <draw:ellipse draw:style-name="gr1" draw:text-style-name="P1" draw:layer="layout" svg:width="4.2cm" svg:height="2.6cm" svg:x="20.4cm" svg:y="0.8cm">
          <text:p text:style-name="P1">Warenliste</text:p>
          <text:p text:style-name="P1">(manuell erstellt und manuelle Pflege)</text:p>
        </draw:ellipse>
        <draw:line draw:style-name="gr6" draw:text-style-name="P1" draw:layer="layout" svg:x1="11.8cm" svg:y1="3.2cm" svg:x2="11.6cm" svg:y2="5cm">
          <text:p/>
        </draw:line>
        <draw:line draw:style-name="gr6" draw:text-style-name="P1" draw:layer="layout" svg:x1="22cm" svg:y1="3.4cm" svg:x2="15.4cm" svg:y2="5.4cm">
          <text:p/>
        </draw:line>
        <draw:line draw:style-name="gr6" draw:text-style-name="P1" draw:layer="layout" svg:x1="22.8cm" svg:y1="3.4cm" svg:x2="18.4cm" svg:y2="8.6cm">
          <text:p/>
        </draw:line>
        <draw:ellipse draw:style-name="gr1" draw:text-style-name="P1" draw:layer="layout" svg:width="4.2cm" svg:height="2.6cm" svg:x="20.8cm" svg:y="12cm">
          <text:p text:style-name="P1">Gesamtpreisliste/Fensteraushang</text:p>
        </draw:ellipse>
        <draw:line draw:style-name="gr6" draw:text-style-name="P1" draw:layer="layout" svg:x1="11.4cm" svg:y1="7.6cm" svg:x2="11.8cm" svg:y2="8.6cm">
          <text:p/>
        </draw:line>
        <draw:line draw:style-name="gr6" draw:text-style-name="P1" draw:layer="layout" svg:x1="12cm" svg:y1="11.2cm" svg:x2="12.4cm" svg:y2="12.4cm">
          <text:p/>
        </draw:line>
        <draw:line draw:style-name="gr6" draw:text-style-name="P1" draw:layer="layout" svg:x1="12.6cm" svg:y1="14.2cm" svg:x2="12.6cm" svg:y2="16cm">
          <text:p/>
        </draw:line>
        <draw:line draw:style-name="gr6" draw:text-style-name="P1" draw:layer="layout" svg:x1="23cm" svg:y1="14.4cm" svg:x2="17.436cm" svg:y2="15.583cm">
          <text:p/>
        </draw:line>
        <draw:ellipse draw:style-name="gr1" draw:text-style-name="P1" draw:layer="layout" svg:width="4.2cm" svg:height="2.6cm" svg:x="10.6cm" svg:y="11.8cm">
          <text:p text:style-name="P1">Preisliste Tageslieferung</text:p>
        </draw:ellipse>
        <draw:ellipse draw:style-name="gr1" draw:text-style-name="P1" draw:layer="layout" svg:width="4.2cm" svg:height="2.6cm" svg:x="0.6cm" svg:y="17.6cm">
          <text:p text:style-name="P1">Gesamtpreisliste/Fensteraushang</text:p>
        </draw:ellipse>
        <draw:line draw:style-name="gr6" draw:text-style-name="P1" draw:layer="layout" svg:x1="8.4cm" svg:y1="18.4cm" svg:x2="4cm" svg:y2="18.6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0-01T16:18:11.43</meta:creation-date>
    <meta:editing-duration>PT1H5M41S</meta:editing-duration>
    <meta:editing-cycles>4</meta:editing-cycles>
    <dc:date>2024-10-01T18:44:00.08</dc:date>
    <meta:generator>OpenOffice/4.1.15$Win32 OpenOffice.org_project/4115m2$Build-9813</meta:generator>
    <meta:document-statistic meta:object-count="68"/>
  </office:meta>
</office:document-meta>
</file>